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erly" svg:font-family="Bookerly" style:font-pitch="variable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6mm" table:align="left"/>
    </style:style>
    <style:style style:name="Table1.A" style:family="table-column">
      <style:table-column-properties style:column-width="8.61mm"/>
    </style:style>
    <style:style style:name="Table1.B" style:family="table-column">
      <style:table-column-properties style:column-width="8.26mm"/>
    </style:style>
    <style:style style:name="Table1.1" style:family="table-row">
      <style:table-row-properties style:min-row-height="5.9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.2mm" table:align="left"/>
    </style:style>
    <style:style style:name="Table2.A" style:family="table-column">
      <style:table-column-properties style:column-width="8.61mm"/>
    </style:style>
    <style:style style:name="Table2.B" style:family="table-column">
      <style:table-column-properties style:column-width="8.59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27.13mm" table:align="left"/>
    </style:style>
    <style:style style:name="Table3.A" style:family="table-column">
      <style:table-column-properties style:column-width="8.93mm"/>
    </style:style>
    <style:style style:name="Table3.B" style:family="table-column">
      <style:table-column-properties style:column-width="8.27mm"/>
    </style:style>
    <style:style style:name="Table3.C" style:family="table-column">
      <style:table-column-properties style:column-width="9.93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C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27.13mm" table:align="left"/>
    </style:style>
    <style:style style:name="Table4.A" style:family="table-column">
      <style:table-column-properties style:column-width="8.93mm"/>
    </style:style>
    <style:style style:name="Table4.B" style:family="table-column">
      <style:table-column-properties style:column-width="8.94mm"/>
    </style:style>
    <style:style style:name="Table4.C" style:family="table-column">
      <style:table-column-properties style:column-width="9.2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.2mm" table:align="left"/>
    </style:style>
    <style:style style:name="Table5.A" style:family="table-column">
      <style:table-column-properties style:column-width="8.61mm"/>
    </style:style>
    <style:style style:name="Table5.B" style:family="table-column">
      <style:table-column-properties style:column-width="8.59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37.71mm" table:align="left"/>
    </style:style>
    <style:style style:name="Table6.A" style:family="table-column">
      <style:table-column-properties style:column-width="8.93mm"/>
    </style:style>
    <style:style style:name="Table6.B" style:family="table-column">
      <style:table-column-properties style:column-width="8.94mm"/>
    </style:style>
    <style:style style:name="Table6.C" style:family="table-column">
      <style:table-column-properties style:column-width="9.58mm"/>
    </style:style>
    <style:style style:name="Table6.D" style:family="table-column">
      <style:table-column-properties style:column-width="10.27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27.13mm" table:align="left"/>
    </style:style>
    <style:style style:name="Table7.A" style:family="table-column">
      <style:table-column-properties style:column-width="8.61mm"/>
    </style:style>
    <style:style style:name="Table7.B" style:family="table-column">
      <style:table-column-properties style:column-width="8.26mm"/>
    </style:style>
    <style:style style:name="Table7.C" style:family="table-column">
      <style:table-column-properties style:column-width="10.27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C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37.71mm" table:align="left"/>
    </style:style>
    <style:style style:name="Table8.A" style:family="table-column">
      <style:table-column-properties style:column-width="8.93mm"/>
    </style:style>
    <style:style style:name="Table8.B" style:family="table-column">
      <style:table-column-properties style:column-width="8.94mm"/>
    </style:style>
    <style:style style:name="Table8.C" style:family="table-column">
      <style:table-column-properties style:column-width="9.58mm"/>
    </style:style>
    <style:style style:name="Table8.D" style:family="table-column">
      <style:table-column-properties style:column-width="10.27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D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.75mm" fo:margin-left="0.18mm" table:align="left"/>
    </style:style>
    <style:style style:name="Table9.A" style:family="table-column">
      <style:table-column-properties style:column-width="8.75mm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6.86mm" table:align="left"/>
    </style:style>
    <style:style style:name="Table10.A" style:family="table-column">
      <style:table-column-properties style:column-width="8.61mm"/>
    </style:style>
    <style:style style:name="Table10.B" style:family="table-column">
      <style:table-column-properties style:column-width="8.26mm"/>
    </style:style>
    <style:style style:name="Table10.1" style:family="table-row">
      <style:table-row-properties style:min-row-height="5.9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B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6.86mm" table:align="left"/>
    </style:style>
    <style:style style:name="Table11.A" style:family="table-column">
      <style:table-column-properties style:column-width="8.61mm"/>
    </style:style>
    <style:style style:name="Table11.B" style:family="table-column">
      <style:table-column-properties style:column-width="8.26mm"/>
    </style:style>
    <style:style style:name="Table11.1" style:family="table-row">
      <style:table-row-properties style:min-row-height="5.9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12" style:family="table">
      <style:table-properties style:width="26.12mm" table:align="left"/>
    </style:style>
    <style:style style:name="Table12.A" style:family="table-column">
      <style:table-column-properties style:column-width="8.61mm"/>
    </style:style>
    <style:style style:name="Table12.B" style:family="table-column">
      <style:table-column-properties style:column-width="8.26mm"/>
    </style:style>
    <style:style style:name="Table12.C" style:family="table-column">
      <style:table-column-properties style:column-width="9.2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Bookerly" fo:font-size="7pt" fo:font-weight="normal" officeooo:rsid="0000e83e" officeooo:paragraph-rsid="00014714" style:font-size-asian="7pt" style:font-weight-asian="normal" style:font-size-complex="7pt" style:font-weight-complex="normal"/>
    </style:style>
    <style:style style:name="P2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ato" fo:font-size="10pt" fo:font-weight="bold" officeooo:rsid="00919e61" officeooo:paragraph-rsid="00919e6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ato" fo:font-size="10pt" fo:font-weight="bold" officeooo:paragraph-rsid="00d17ed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ato" fo:font-size="10pt" officeooo:paragraph-rsid="00d11b59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d08df1" officeooo:paragraph-rsid="00d08df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d17ed6" officeooo:paragraph-rsid="00d17ed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da768f" officeooo:paragraph-rsid="00da768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db03e1" officeooo:paragraph-rsid="00db03e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db03e1" officeooo:paragraph-rsid="00debc6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db03e1" officeooo:paragraph-rsid="00e0d34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e21b7f" officeooo:paragraph-rsid="00e21b7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e21b7f" officeooo:paragraph-rsid="00e42768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ce5bb9" officeooo:paragraph-rsid="00ce5bb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d08df1" officeooo:paragraph-rsid="00d08df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bc4232" officeooo:paragraph-rsid="00d08df1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bc4232" officeooo:paragraph-rsid="0095ddf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bc4232" officeooo:paragraph-rsid="00da768f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bc4232" officeooo:paragraph-rsid="00db03e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bc4232" officeooo:paragraph-rsid="00df1c4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bc4232" officeooo:paragraph-rsid="00e21b7f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d11b59" officeooo:paragraph-rsid="00d11b5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d49655" officeooo:paragraph-rsid="00d9fde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e0d347" officeooo:paragraph-rsid="00e0d34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db03e1" officeooo:paragraph-rsid="00e0d347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e19a9e" officeooo:paragraph-rsid="00e19a9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e21b7f" officeooo:paragraph-rsid="00e21b7f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e21b7f" officeooo:paragraph-rsid="00e4276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e21b7f" officeooo:paragraph-rsid="00e5c7d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e21b7f" officeooo:paragraph-rsid="00e943d8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e21b7f" officeooo:paragraph-rsid="00ea5929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e21b7f" officeooo:paragraph-rsid="00ec811f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e21b7f" officeooo:paragraph-rsid="00f02db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fb4cba" officeooo:paragraph-rsid="00fb4cba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fd40f6" officeooo:paragraph-rsid="00fd40f6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f6446a" officeooo:paragraph-rsid="00f6446a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0ce5bb9" officeooo:paragraph-rsid="00ce5bb9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 fo:break-before="page"/>
      <style:text-properties style:text-position="0% 100%" style:font-name="Lato" fo:font-size="10pt" fo:font-weight="bold" officeooo:rsid="00e21b7f" officeooo:paragraph-rsid="00e21b7f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Lato" fo:font-size="10pt" fo:font-weight="bold" officeooo:rsid="00d365eb" officeooo:paragraph-rsid="00d365eb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Lato" fo:font-size="10pt" fo:font-weight="bold" officeooo:rsid="00d365eb" officeooo:paragraph-rsid="00da768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Lato" fo:font-size="10pt" fo:font-weight="bold" officeooo:rsid="00da768f" officeooo:paragraph-rsid="00da768f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font-name="Lato" fo:font-size="10pt" fo:font-weight="bold" officeooo:rsid="00e0d347" officeooo:paragraph-rsid="00e0d347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Lato" fo:font-size="10pt" fo:font-weight="bold" officeooo:rsid="00dcf413" officeooo:paragraph-rsid="00dcf413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Lato" fo:font-size="10pt" fo:font-weight="bold" officeooo:rsid="00dcf413" officeooo:paragraph-rsid="00e0917f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Lato" fo:font-size="10pt" fo:font-weight="bold" officeooo:rsid="00debc6d" officeooo:paragraph-rsid="00debc6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Lato" fo:font-size="10pt" fo:font-weight="bold" officeooo:rsid="00e0917f" officeooo:paragraph-rsid="00e0917f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Lato" fo:font-size="10pt" fo:font-weight="bold" officeooo:rsid="00e74c20" officeooo:paragraph-rsid="00e74c2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Lato" fo:font-size="10pt" fo:font-weight="bold" officeooo:rsid="00ea5929" officeooo:paragraph-rsid="00ea5929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Lato" fo:font-size="10pt" fo:font-weight="bold" officeooo:rsid="00ea5929" officeooo:paragraph-rsid="00ee46b2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Lato" fo:font-size="10pt" fo:font-weight="bold" officeooo:rsid="00ee46b2" officeooo:paragraph-rsid="00ee46b2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Lato" fo:font-size="10pt" fo:font-weight="bold" officeooo:rsid="00f02db2" officeooo:paragraph-rsid="00f02db2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Lato" fo:font-size="10pt" officeooo:rsid="00d365eb" officeooo:paragraph-rsid="00d365eb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Lato" fo:font-size="10pt" officeooo:rsid="00d365eb" officeooo:paragraph-rsid="00da768f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Lato" fo:font-size="10pt" officeooo:rsid="00da768f" officeooo:paragraph-rsid="00da768f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Lato" fo:font-size="10pt" officeooo:rsid="00e0d347" officeooo:paragraph-rsid="00e0d347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Lato" fo:font-size="10pt" officeooo:rsid="00dcf413" officeooo:paragraph-rsid="00dcf413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Lato" fo:font-size="10pt" officeooo:rsid="00dcf413" officeooo:paragraph-rsid="00e0917f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Lato" fo:font-size="10pt" officeooo:rsid="00debc6d" officeooo:paragraph-rsid="00debc6d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Lato" fo:font-size="10pt" officeooo:rsid="00e0917f" officeooo:paragraph-rsid="00e0917f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Lato" fo:font-size="10pt" officeooo:rsid="00ea5929" officeooo:paragraph-rsid="00ea5929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Lato" fo:font-size="10pt" officeooo:rsid="00f02db2" officeooo:paragraph-rsid="00f02db2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Lato" fo:font-size="10pt" officeooo:rsid="00f1ab15" officeooo:paragraph-rsid="00f1ab15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Lato" fo:font-size="10pt" fo:font-weight="normal" officeooo:rsid="010494eb" officeooo:paragraph-rsid="010494eb" style:font-size-asian="10pt" style:font-weight-asian="normal" style:font-size-complex="10pt" style:font-weight-complex="normal"/>
    </style:style>
    <style:style style:name="T1" style:family="text">
      <style:text-properties officeooo:rsid="00cfa5dd"/>
    </style:style>
    <style:style style:name="T2" style:family="text">
      <style:text-properties style:text-position="0% 100%" style:font-name="Bookerly" fo:font-size="10pt" fo:font-weight="normal" officeooo:rsid="00bc4232" style:font-size-asian="10pt" style:font-weight-asian="normal" style:font-size-complex="10pt" style:font-weight-complex="normal"/>
    </style:style>
    <style:style style:name="T3" style:family="text">
      <style:text-properties style:text-position="0% 100%" style:font-name="Bookerly" fo:font-size="10pt" fo:font-weight="bold" officeooo:rsid="00d17ed6" style:font-size-asian="10pt" style:font-weight-asian="bold" style:font-size-complex="10pt" style:font-weight-complex="bold"/>
    </style:style>
    <style:style style:name="T4" style:family="text">
      <style:text-properties style:text-position="0% 100%" style:font-name="Bookerly" fo:font-size="10pt" fo:font-weight="bold" officeooo:rsid="00bc4232" style:font-size-asian="10pt" style:font-weight-asian="bold" style:font-size-complex="10pt" style:font-weight-complex="bold"/>
    </style:style>
    <style:style style:name="T5" style:family="text">
      <style:text-properties style:text-position="0% 100%" style:font-name="Bookerly" fo:font-size="10pt" officeooo:rsid="00d17ed6" style:font-size-asian="10pt" style:font-size-complex="10pt"/>
    </style:style>
    <style:style style:name="T6" style:family="text">
      <style:text-properties style:text-position="0% 100%" fo:font-size="10pt" fo:font-weight="bold" officeooo:rsid="00d17ed6" style:font-size-asian="10pt" style:font-weight-asian="bold" style:font-size-complex="10pt" style:font-weight-complex="bold"/>
    </style:style>
    <style:style style:name="T7" style:family="text">
      <style:text-properties style:text-position="0% 100%" fo:font-size="10pt" fo:font-weight="bold" officeooo:rsid="00bc4232" style:font-size-asian="10pt" style:font-weight-asian="bold" style:font-size-complex="10pt" style:font-weight-complex="bold"/>
    </style:style>
    <style:style style:name="T8" style:family="text">
      <style:text-properties style:text-position="0% 100%" fo:font-size="10pt" fo:font-weight="normal" officeooo:rsid="00bc4232" style:font-size-asian="10pt" style:font-weight-asian="normal" style:font-size-complex="10pt" style:font-weight-complex="normal"/>
    </style:style>
    <style:style style:name="T9" style:family="text">
      <style:text-properties style:text-position="0% 100%" fo:font-size="10pt" officeooo:rsid="00d17ed6" style:font-size-asian="10pt" style:font-size-complex="10pt"/>
    </style:style>
    <style:style style:name="T10" style:family="text">
      <style:text-properties style:text-position="0% 100%" fo:font-weight="bold" officeooo:rsid="00d17ed6" style:font-weight-asian="bold" style:font-weight-complex="bold"/>
    </style:style>
    <style:style style:name="T11" style:family="text">
      <style:text-properties style:text-position="0% 100%" fo:font-weight="bold" officeooo:rsid="00bc4232" style:font-weight-asian="bold" style:font-weight-complex="bold"/>
    </style:style>
    <style:style style:name="T12" style:family="text">
      <style:text-properties style:text-position="0% 100%" fo:font-weight="normal" officeooo:rsid="00bc4232" style:font-weight-asian="normal" style:font-weight-complex="normal"/>
    </style:style>
    <style:style style:name="T13" style:family="text">
      <style:text-properties style:text-position="0% 100%" officeooo:rsid="00d17ed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d17ed6" style:font-weight-asian="bold" style:font-weight-complex="bold"/>
    </style:style>
    <style:style style:name="T16" style:family="text">
      <style:text-properties fo:font-weight="bold" officeooo:rsid="00db03e1" style:font-weight-asian="bold" style:font-weight-complex="bold"/>
    </style:style>
    <style:style style:name="T17" style:family="text">
      <style:text-properties fo:font-weight="bold" officeooo:rsid="00df1c43" style:font-weight-asian="bold" style:font-weight-complex="bold"/>
    </style:style>
    <style:style style:name="T18" style:family="text">
      <style:text-properties officeooo:rsid="00d17ed6"/>
    </style:style>
    <style:style style:name="T19" style:family="text">
      <style:text-properties officeooo:rsid="00d49655"/>
    </style:style>
    <style:style style:name="T20" style:family="text">
      <style:text-properties officeooo:rsid="00bc4232"/>
    </style:style>
    <style:style style:name="T21" style:family="text">
      <style:text-properties officeooo:rsid="00d652fe"/>
    </style:style>
    <style:style style:name="T22" style:family="text">
      <style:text-properties officeooo:rsid="00db03e1"/>
    </style:style>
    <style:style style:name="T23" style:family="text">
      <style:text-properties officeooo:rsid="00f88152"/>
    </style:style>
    <style:style style:name="T24" style:family="text">
      <style:text-properties officeooo:rsid="010494eb"/>
    </style:style>
    <style:style style:name="T25" style:family="text">
      <style:text-properties officeooo:rsid="0107ef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</text:p>
      <text:p text:style-name="P6">R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A</text:p>
          </table:table-cell>
          <table:table-cell table:style-name="Table1.B1" office:value-type="string">
            <text:p text:style-name="P39">B</text:p>
          </table:table-cell>
        </table:table-row>
        <table:table-row>
          <table:table-cell table:style-name="Table1.A2" office:value-type="string">
            <text:p text:style-name="P52">v</text:p>
          </table:table-cell>
          <table:table-cell table:style-name="Table1.B2" office:value-type="string">
            <text:p text:style-name="P52">w</text:p>
          </table:table-cell>
        </table:table-row>
        <table:table-row>
          <table:table-cell table:style-name="Table1.A2" office:value-type="string">
            <text:p text:style-name="P52">x</text:p>
          </table:table-cell>
          <table:table-cell table:style-name="Table1.B2" office:value-type="string">
            <text:p text:style-name="P52">y</text:p>
          </table:table-cell>
        </table:table-row>
      </table:table>
      <text:p text:style-name="P15"/>
      <text:p text:style-name="P7">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B</text:p>
          </table:table-cell>
          <table:table-cell table:style-name="Table2.B1" office:value-type="string">
            <text:p text:style-name="P39">C</text:p>
          </table:table-cell>
        </table:table-row>
        <table:table-row>
          <table:table-cell table:style-name="Table2.A2" office:value-type="string">
            <text:p text:style-name="P52">w</text:p>
          </table:table-cell>
          <table:table-cell table:style-name="Table2.B2" office:value-type="string">
            <text:p text:style-name="P52">d</text:p>
          </table:table-cell>
        </table:table-row>
        <table:table-row>
          <table:table-cell table:style-name="Table2.A2" office:value-type="string">
            <text:p text:style-name="P52">z</text:p>
          </table:table-cell>
          <table:table-cell table:style-name="Table2.B2" office:value-type="string">
            <text:p text:style-name="P52">e</text:p>
          </table:table-cell>
        </table:table-row>
      </table:table>
      <text:p text:style-name="P16"/>
      <text:p text:style-name="P5"><text:span text:style-name="T10">R</text:span><text:span text:style-name="T11"> </text:span><text:bookmark text:name="Natural_join_(⋈)"/><text:bookmark text:name="⋈"/><text:span text:style-name="T14">⋈</text:span><text:span text:style-name="T11"> S</text:span><text:span text:style-name="T12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9">B</text:p>
          </table:table-cell>
          <table:table-cell table:style-name="Table3.A1" office:value-type="string">
            <text:p text:style-name="P39">A</text:p>
          </table:table-cell>
          <table:table-cell table:style-name="Table3.C1" office:value-type="string">
            <text:p text:style-name="P39">C</text:p>
          </table:table-cell>
        </table:table-row>
        <table:table-row>
          <table:table-cell table:style-name="Table3.A2" office:value-type="string">
            <text:p text:style-name="P52">w</text:p>
          </table:table-cell>
          <table:table-cell table:style-name="Table3.A2" office:value-type="string">
            <text:p text:style-name="P52">v</text:p>
          </table:table-cell>
          <table:table-cell table:style-name="Table3.C2" office:value-type="string">
            <text:p text:style-name="P52">d</text:p>
          </table:table-cell>
        </table:table-row>
      </table:table>
      <text:p text:style-name="P22"/>
      <text:p text:style-name="P4"><text:span text:style-name="T13">S </text:span><text:bookmark text:name="Natural_join_(⋈)1"/><text:bookmark text:name="⋈1"/>⋈ <text:span text:style-name="T18">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9">B</text:p>
          </table:table-cell>
          <table:table-cell table:style-name="Table4.A1" office:value-type="string">
            <text:p text:style-name="P39">C</text:p>
          </table:table-cell>
          <table:table-cell table:style-name="Table4.C1" office:value-type="string">
            <text:p text:style-name="P39">A</text:p>
          </table:table-cell>
        </table:table-row>
        <table:table-row>
          <table:table-cell table:style-name="Table4.A2" office:value-type="string">
            <text:p text:style-name="P52">w</text:p>
          </table:table-cell>
          <table:table-cell table:style-name="Table4.A2" office:value-type="string">
            <text:p text:style-name="P52">d</text:p>
          </table:table-cell>
          <table:table-cell table:style-name="Table4.C2" office:value-type="string">
            <text:p text:style-name="P52">v</text:p>
          </table:table-cell>
        </table:table-row>
      </table:table>
      <text:p text:style-name="P17"/>
      <text:p text:style-name="P23">B kommt an den Anfang, da dies das gemeinsame Attribut ist. <text:span text:style-name="T21">In</text:span> <text:span text:style-name="T18">R </text:span><text:bookmark text:name="Natural_join_(⋈)2"/><text:bookmark text:name="⋈2"/>⋈<text:span text:style-name="T20"> S und S </text:span><text:bookmark text:name="Natural_join_(⋈)11"/><text:bookmark text:name="⋈11"/><text:span text:style-name="T20">⋈ R haben die <text:s/>andern Elemente jedoch eine andere Reihenfolge und da Tupel geordnet sind, sind (w,v,d) und (w,d,v) zwei unterschiedliche <text:s/>Tupel, weswegen R </text:span><text:bookmark text:name="Natural_join_(⋈)21"/><text:bookmark text:name="⋈21"/>⋈<text:span text:style-name="T20"> S ≠ S </text:span><text:bookmark text:name="Natural_join_(⋈)111"/><text:bookmark text:name="⋈111"/><text:span text:style-name="T20">⋈ R .</text:span></text:p>
      <text:p text:style-name="P23"/>
      <text:p text:style-name="P8">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0">C</text:p>
          </table:table-cell>
          <table:table-cell table:style-name="Table5.B1" office:value-type="string">
            <text:p text:style-name="P41">D</text:p>
          </table:table-cell>
        </table:table-row>
        <table:table-row>
          <table:table-cell table:style-name="Table5.A2" office:value-type="string">
            <text:p text:style-name="P53">d</text:p>
          </table:table-cell>
          <table:table-cell table:style-name="Table5.B2" office:value-type="string">
            <text:p text:style-name="P54">q</text:p>
          </table:table-cell>
        </table:table-row>
        <table:table-row>
          <table:table-cell table:style-name="Table5.A2" office:value-type="string">
            <text:p text:style-name="P53">e</text:p>
          </table:table-cell>
          <table:table-cell table:style-name="Table5.B2" office:value-type="string">
            <text:p text:style-name="P54">n</text:p>
          </table:table-cell>
        </table:table-row>
      </table:table>
      <text:p text:style-name="P18"/>
      <text:p text:style-name="P19"><text:span text:style-name="T16">( </text:span><text:span text:style-name="T15">R</text:span><text:span text:style-name="T14"> ⋈ S</text:span> <text:span text:style-name="T22">) </text:span><text:span text:style-name="T14">⋈ </text:span><text:span text:style-name="T16">T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2">C</text:p>
          </table:table-cell>
          <table:table-cell table:style-name="Table6.A1" office:value-type="string">
            <text:p text:style-name="P42">B</text:p>
          </table:table-cell>
          <table:table-cell table:style-name="Table6.A1" office:value-type="string">
            <text:p text:style-name="P43">A</text:p>
          </table:table-cell>
          <table:table-cell table:style-name="Table6.D1" office:value-type="string">
            <text:p text:style-name="P43">D</text:p>
          </table:table-cell>
        </table:table-row>
        <table:table-row>
          <table:table-cell table:style-name="Table6.A2" office:value-type="string">
            <text:p text:style-name="P55">d</text:p>
          </table:table-cell>
          <table:table-cell table:style-name="Table6.A2" office:value-type="string">
            <text:p text:style-name="P55">w</text:p>
          </table:table-cell>
          <table:table-cell table:style-name="Table6.A2" office:value-type="string">
            <text:p text:style-name="P56">v</text:p>
          </table:table-cell>
          <table:table-cell table:style-name="Table6.D2" office:value-type="string">
            <text:p text:style-name="P56">q</text:p>
          </table:table-cell>
        </table:table-row>
      </table:table>
      <text:p text:style-name="P24">C als gemeinsames Attribut kommt an den Anfang.</text:p>
      <text:p text:style-name="P9"/>
      <text:p text:style-name="P10">S <text:s/>⋈ T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5">C</text:p>
          </table:table-cell>
          <table:table-cell table:style-name="Table7.A1" office:value-type="string">
            <text:p text:style-name="P45">B</text:p>
          </table:table-cell>
          <table:table-cell table:style-name="Table7.C1" office:value-type="string">
            <text:p text:style-name="P45">D</text:p>
          </table:table-cell>
        </table:table-row>
        <table:table-row>
          <table:table-cell table:style-name="Table7.A2" office:value-type="string">
            <text:p text:style-name="P58">d</text:p>
          </table:table-cell>
          <table:table-cell table:style-name="Table7.A2" office:value-type="string">
            <text:p text:style-name="P58">w</text:p>
          </table:table-cell>
          <table:table-cell table:style-name="Table7.C2" office:value-type="string">
            <text:p text:style-name="P58">q</text:p>
          </table:table-cell>
        </table:table-row>
        <table:table-row>
          <table:table-cell table:style-name="Table7.A2" office:value-type="string">
            <text:p text:style-name="P58">e</text:p>
          </table:table-cell>
          <table:table-cell table:style-name="Table7.A2" office:value-type="string">
            <text:p text:style-name="P58">z</text:p>
          </table:table-cell>
          <table:table-cell table:style-name="Table7.C2" office:value-type="string">
            <text:p text:style-name="P58">n</text:p>
          </table:table-cell>
        </table:table-row>
      </table:table>
      <text:p text:style-name="P25">C als gemeinsames Attribut kommt an den Anfang.</text:p>
      <text:p text:style-name="P11"/>
      <text:p text:style-name="P20"><text:span text:style-name="T15">R</text:span><text:span text:style-name="T14"> ⋈ </text:span><text:span text:style-name="T17">( </text:span><text:span text:style-name="T16">S <text:s/>⋈ T </text:span><text:span text:style-name="T17">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44">B</text:p>
          </table:table-cell>
          <table:table-cell table:style-name="Table8.A1" office:value-type="string">
            <text:p text:style-name="P46">A</text:p>
          </table:table-cell>
          <table:table-cell table:style-name="Table8.A1" office:value-type="string">
            <text:p text:style-name="P46">C</text:p>
          </table:table-cell>
          <table:table-cell table:style-name="Table8.D1" office:value-type="string">
            <text:p text:style-name="P44">D</text:p>
          </table:table-cell>
        </table:table-row>
        <table:table-row>
          <table:table-cell table:style-name="Table8.A2" office:value-type="string">
            <text:p text:style-name="P57">w</text:p>
          </table:table-cell>
          <table:table-cell table:style-name="Table8.A2" office:value-type="string">
            <text:p text:style-name="P59">v</text:p>
          </table:table-cell>
          <table:table-cell table:style-name="Table8.A2" office:value-type="string">
            <text:p text:style-name="P59">d</text:p>
          </table:table-cell>
          <table:table-cell table:style-name="Table8.D2" office:value-type="string">
            <text:p text:style-name="P57">q</text:p>
          </table:table-cell>
        </table:table-row>
      </table:table>
      <text:p text:style-name="P26">B als gemeinsames Attribut kommt an den Anfang.</text:p>
      <text:p text:style-name="P27">Wiederum haben die Elemente eine unterschiedliche Reihenfolge und sind daher unterschiedliche Tupel. (d,w,v,q) ≠ (w,v,d,q) und daher <text:span text:style-name="T22">( R ⋈ S ) ⋈ T ≠</text:span> <text:span text:style-name="T18">R ⋈ ( S <text:s/>⋈ T )</text:span></text:p>
      <text:p text:style-name="P17"/>
      <text:p text:style-name="P12"/>
      <text:p text:style-name="P38">2)</text:p>
      <text:p text:style-name="P13">a)</text:p>
      <text:p text:style-name="P28">Z ÷ Y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7">A</text:p>
          </table:table-cell>
        </table:table-row>
        <table:table-row>
          <table:table-cell table:style-name="Table9.A2" office:value-type="string">
            <text:p text:style-name="P63">b</text:p>
          </table:table-cell>
        </table:table-row>
      </table:table>
      <text:p text:style-name="P34"><text:span text:style-name="T25">Für den Wert b</text:span> in A <text:span text:style-name="T25">gibt es</text:span> jeweils d, 3 und e, 1 und -, 2 in B, C gibt, <text:span text:style-name="T25">wie durch Y verlangt. Der Null-Wert in Y und Z ist heikel, aber da er in Dividend und Divisor an der gleichen Stelle vorkommt, kann man davon ausgehen, dass die Abfrage keine unbedingt Gleichheit voraussetzte und b das Ergebnis ist, obwohl ein unbekannter Wert mit einem andern unbekannten Wert verglichen wird.</text:span></text:p>
      <text:p text:style-name="P29"/>
      <text:p text:style-name="P30"><text:span text:style-name="T14">b)</text:span> </text:p>
      <text:p text:style-name="P30">W ÷ X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8">C</text:p>
          </table:table-cell>
          <table:table-cell table:style-name="Table10.B1" office:value-type="string">
            <text:p text:style-name="P48">D</text:p>
          </table:table-cell>
        </table:table-row>
        <table:table-row>
          <table:table-cell table:style-name="Table10.A2" office:value-type="string">
            <text:p text:style-name="P60">2</text:p>
          </table:table-cell>
          <table:table-cell table:style-name="Table10.B2" office:value-type="string">
            <text:p text:style-name="P60">f</text:p>
          </table:table-cell>
        </table:table-row>
      </table:table>
      <text:p text:style-name="P35">Nur für 2, f in C, D gib<text:span text:style-name="T24">t es alle Werte in X.</text:span></text:p>
      <text:p text:style-name="P31"/>
      <text:p text:style-name="P32"><text:span text:style-name="T14">c)</text:span> </text:p>
      <text:p text:style-name="P32">W ÷ Y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0">A</text:p>
          </table:table-cell>
          <table:table-cell table:style-name="Table11.B1" office:value-type="string">
            <text:p text:style-name="P49">D</text:p>
          </table:table-cell>
        </table:table-row>
      </table:table>
      <text:p text:style-name="P36">resp. kein Ergebnis, <text:span text:style-name="T23">da es in W für C keinen Wert 1 gibt.</text:span></text:p>
      <text:p text:style-name="P27"/>
      <text:p text:style-name="P33"><text:span text:style-name="T14">d)</text:span> </text:p>
      <text:p text:style-name="P33">Y <text:span text:style-name="T19">⋈ </text:span>X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1">B</text:p>
          </table:table-cell>
          <table:table-cell table:style-name="Table12.A1" office:value-type="string">
            <text:p text:style-name="P51">C</text:p>
          </table:table-cell>
          <table:table-cell table:style-name="Table12.C1" office:value-type="string">
            <text:p text:style-name="P51">A</text:p>
          </table:table-cell>
        </table:table-row>
        <table:table-row>
          <table:table-cell table:style-name="Table12.A2" office:value-type="string">
            <text:p text:style-name="P61">d</text:p>
          </table:table-cell>
          <table:table-cell table:style-name="Table12.A2" office:value-type="string">
            <text:p text:style-name="P61">3</text:p>
          </table:table-cell>
          <table:table-cell table:style-name="Table12.C2" office:value-type="string">
            <text:p text:style-name="P61">a</text:p>
          </table:table-cell>
        </table:table-row>
        <table:table-row>
          <table:table-cell table:style-name="Table12.A2" office:value-type="string">
            <text:p text:style-name="P61">d</text:p>
          </table:table-cell>
          <table:table-cell table:style-name="Table12.A2" office:value-type="string">
            <text:p text:style-name="P61">3</text:p>
          </table:table-cell>
          <table:table-cell table:style-name="Table12.C2" office:value-type="string">
            <text:p text:style-name="P61">b</text:p>
          </table:table-cell>
        </table:table-row>
        <table:table-row>
          <table:table-cell table:style-name="Table12.A2" office:value-type="string">
            <text:p text:style-name="P61">e</text:p>
          </table:table-cell>
          <table:table-cell table:style-name="Table12.A2" office:value-type="string">
            <text:p text:style-name="P61">1</text:p>
          </table:table-cell>
          <table:table-cell table:style-name="Table12.C2" office:value-type="string">
            <text:p text:style-name="P62">b</text:p>
          </table:table-cell>
        </table:table-row>
      </table:table>
      <text:p text:style-name="P21"/>
      <text:p text:style-name="P14">3)</text:p>
      <text:p text:style-name="P37">fs19_b.blasi_playground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erly" svg:font-family="Bookerly" style:font-pitch="variable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MT1" style:family="text">
      <style:text-properties officeooo:rsid="00cfa5d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Datenbanken – 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ula </meta:initial-creator>
    <meta:creation-date>2019-02-21T17:45:00.715268942</meta:creation-date>
    <meta:generator>LibreOffice/6.2.4.2$Linux_X86_64 LibreOffice_project/20$Build-2</meta:generator>
    <dc:date>2019-06-10T17:02:19.638459866</dc:date>
    <meta:editing-duration>PT5H34M12S</meta:editing-duration>
    <meta:editing-cycles>222</meta:editing-cycles>
    <meta:printed-by>merula </meta:printed-by>
    <meta:print-date>2019-03-27T12:52:10.530868720</meta:print-date>
    <dc:creator>merula </dc:creator>
    <meta:document-statistic meta:table-count="12" meta:image-count="0" meta:object-count="0" meta:page-count="2" meta:paragraph-count="104" meta:word-count="325" meta:character-count="1231" meta:non-whitespace-character-count="1000"/>
  </office:meta>
</office:document-meta>
</file>